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0ef4d7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0bd5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1470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3a81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0ef4d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114703" style:font-size-asian="10pt" style:font-weight-asian="normal" style:font-size-complex="10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3a819" style:font-size-asian="16pt" style:font-weight-asian="normal" style:font-size-complex="16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0db07" style:font-size-asian="26pt" style:font-size-complex="2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nde Deus Está</text:span><text:tab/><text:tab/><text:tab/><text:span text:style-name="T3">Pr. Lucas<text:tab/></text:span><text:span text:style-name="T2">[ <text:s text:c="3"/>]</text:span></text:p>
      <text:p text:style-name="P5"/>
      <text:p text:style-name="P1">Onde Deus está, todo mal desaparece, ele é rei, ele tem poder</text:p>
      <text:p text:style-name="P2">Onde Deus está, a palavra fala forte,</text:p>
      <text:p text:style-name="P2">faz o pecador se arrepender</text:p>
      <text:p text:style-name="P2">Onde Deus está, uma simples melodia se</text:p>
      <text:p text:style-name="P2">transforma em adoração</text:p>
      <text:p text:style-name="P2">Onde Deus está, o amargurado de espírito</text:p>
      <text:p text:style-name="P2">celebra em uma canção</text:p>
      <text:p text:style-name="P1"/>
      <text:p text:style-name="P1">Onde Deus está? Ele está aqui!</text:p>
      <text:p text:style-name="P1">Onde Deus está? Ele está aqui!</text:p>
      <text:p text:style-name="P1">Onde Deus está? Ele está aqui!</text:p>
      <text:p text:style-name="P1">Onde Deus está?</text:p>
      <text:p text:style-name="P1"/>
      <text:p text:style-name="P1">Rei da glória</text:p>
      <text:p text:style-name="P1">Deus de todo o poder</text:p>
      <text:p text:style-name="P1">Vem agora</text:p>
      <text:p text:style-name="P1">Derrama o teu amor</text:p>
      <text:p text:style-name="P1">Aqui mais uma vez</text:p>
      <text:p text:style-name="P1"/>
      <text:p text:style-name="P1">Onde Deus está? Na igreja, na sua casa</text:p>
      <text:p text:style-name="P1">No seu carro ou no seu coração</text:p>
      <text:p text:style-name="P1">Onde Deus está, não importa o lugar</text:p>
      <text:p text:style-name="P1">Sempre haverá transformação!</text:p>
      <text:p text:style-name="P1">Onde Deus está tanta coisa</text:p>
      <text:p text:style-name="P1">Acontece que não cabe aqui nessa canção</text:p>
      <text:p text:style-name="P1">Então não se distraia</text:p>
      <text:p text:style-name="P1">Fique na presença dele</text:p>
      <text:p text:style-name="P4">E vamos juntos em adoração</text:p>
      <text:p text:style-name="P4"/>
      <text:p text:style-name="P4"/>
      <text:p text:style-name="P4"><text:span text:style-name="T1">Onde Deus Está</text:span><text:span text:style-name="T4"><text:tab/><text:tab/><text:tab/></text:span><text:span text:style-name="T3">Pr. Lucas<text:tab/></text:span><text:span text:style-name="T2">[ <text:s text:c="3"/>]</text:span></text:p>
      <text:p text:style-name="P6"/>
      <text:p text:style-name="P3">Onde Deus está, todo mal desaparece, ele é rei, ele tem poder</text:p>
      <text:p text:style-name="P3">Onde Deus está, a palavra fala forte,</text:p>
      <text:p text:style-name="P3">faz o pecador se arrepender</text:p>
      <text:p text:style-name="P3">Onde Deus está, uma simples melodia se</text:p>
      <text:p text:style-name="P3">transforma em adoração</text:p>
      <text:p text:style-name="P3">Onde Deus está, o amargurado de espírito</text:p>
      <text:p text:style-name="P3">celebra em uma canção</text:p>
      <text:p text:style-name="P3"/>
      <text:p text:style-name="P3">Onde Deus está? Ele está aqui!</text:p>
      <text:p text:style-name="P3">Onde Deus está? Ele está aqui!</text:p>
      <text:p text:style-name="P3">Onde Deus está? Ele está aqui!</text:p>
      <text:p text:style-name="P3">Onde Deus está?</text:p>
      <text:p text:style-name="P3"/>
      <text:p text:style-name="P3">Rei da glória</text:p>
      <text:p text:style-name="P3">Deus de todo o poder</text:p>
      <text:p text:style-name="P3">Vem agora</text:p>
      <text:p text:style-name="P3">Derrama o teu amor</text:p>
      <text:p text:style-name="P3">Aqui mais uma vez</text:p>
      <text:p text:style-name="P3"/>
      <text:p text:style-name="P3">Onde Deus está? Na igreja, na sua casa</text:p>
      <text:p text:style-name="P3">No seu carro ou no seu coração</text:p>
      <text:p text:style-name="P3">Onde Deus está, não importa o lugar</text:p>
      <text:p text:style-name="P3">Sempre haverá transformação!</text:p>
      <text:p text:style-name="P3">Onde Deus está tanta coisa</text:p>
      <text:p text:style-name="P3">Acontece que não cabe aqui nessa canção</text:p>
      <text:p text:style-name="P3">Então não se distraia</text:p>
      <text:p text:style-name="P3">Fique na presença dele</text:p>
      <text:p text:style-name="P3">E vamos juntos em ad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10-28T17:35:28.663105682</dc:date>
    <meta:editing-cycles>15</meta:editing-cycles>
    <meta:editing-duration>PT24M14S</meta:editing-duration>
    <meta:generator>LibreOffice/5.4.1.2.0$Linux_X86_64 LibreOffice_project/40m0$Build-2</meta:generator>
    <meta:document-statistic meta:table-count="0" meta:image-count="0" meta:object-count="0" meta:page-count="1" meta:paragraph-count="52" meta:word-count="282" meta:character-count="1452" meta:non-whitespace-character-count="1212"/>
  </office:meta>
</office:document-meta>
</file>